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4097da"/>
    </style:style>
    <style:style style:name="P2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officeooo:paragraph-rsid="001c0e55"/>
    </style:style>
    <style:style style:name="P3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officeooo:paragraph-rsid="0037d610"/>
    </style:style>
    <style:style style:name="P4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2beb41" style:font-size-asian="11pt" style:font-size-complex="11pt"/>
    </style:style>
    <style:style style:name="P5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3ab1f1" style:font-size-asian="11pt" style:font-size-complex="11pt"/>
    </style:style>
    <style:style style:name="P6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1fa778" style:font-size-asian="11pt" style:font-size-complex="11pt"/>
    </style:style>
    <style:style style:name="P7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2119fd" style:font-size-asian="11pt" style:font-size-complex="11pt"/>
    </style:style>
    <style:style style:name="P8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229648" style:font-size-asian="11pt" style:font-size-complex="11pt"/>
    </style:style>
    <style:style style:name="P9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 fo:keep-with-next="always"/>
      <style:text-properties style:font-name="Calibri1" fo:font-size="11pt" officeooo:paragraph-rsid="00229648" style:font-size-asian="11pt" style:font-size-complex="11pt"/>
    </style:style>
    <style:style style:name="P10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 fo:keep-with-next="always"/>
      <style:text-properties style:font-name="Calibri1" fo:font-size="11pt" officeooo:paragraph-rsid="003485e4" style:font-size-asian="11pt" style:font-size-complex="11pt"/>
    </style:style>
    <style:style style:name="P11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37d610" style:font-size-asian="11pt" style:font-size-complex="11pt"/>
    </style:style>
    <style:style style:name="P12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3485e4" style:font-size-asian="11pt" style:font-size-complex="11pt"/>
    </style:style>
    <style:style style:name="P1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style:font-size-asian="12pt" style:font-size-complex="12pt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3e57cd" style:font-style-asian="normal" style:font-style-complex="normal"/>
    </style:style>
    <style:style style:name="T4" style:family="text">
      <style:text-properties style:use-window-font-color="true" fo:font-style="normal" officeooo:rsid="003f8169" style:font-style-asian="normal" style:font-style-complex="normal"/>
    </style:style>
    <style:style style:name="T5" style:family="text">
      <style:text-properties style:use-window-font-color="true" fo:font-style="normal" officeooo:rsid="004097da" style:font-style-asian="normal" style:font-style-complex="normal"/>
    </style:style>
    <style:style style:name="T6" style:family="text">
      <style:text-properties fo:font-weight="bold" officeooo:rsid="001c0e55" style:font-weight-asian="bold" style:font-name-complex="Calibri3" style:font-weight-complex="bold"/>
    </style:style>
    <style:style style:name="T7" style:family="text">
      <style:text-properties fo:font-weight="bold" officeooo:rsid="001daeaa" style:font-weight-asian="bold" style:font-name-complex="Calibri3" style:font-weight-complex="bold"/>
    </style:style>
    <style:style style:name="T8" style:family="text">
      <style:text-properties fo:font-weight="bold" officeooo:rsid="001fa778" style:font-weight-asian="bold" style:font-name-complex="Calibri3" style:font-weight-complex="bold"/>
    </style:style>
    <style:style style:name="T9" style:family="text">
      <style:text-properties fo:font-weight="bold" officeooo:rsid="002119fd" style:font-weight-asian="bold" style:font-name-complex="Calibri3" style:font-weight-complex="bold"/>
    </style:style>
    <style:style style:name="T10" style:family="text">
      <style:text-properties fo:font-weight="bold" officeooo:rsid="00229648" style:font-weight-asian="bold" style:font-name-complex="Calibri3" style:font-weight-complex="bold"/>
    </style:style>
    <style:style style:name="T11" style:family="text">
      <style:text-properties fo:font-weight="bold" officeooo:rsid="00247697" style:font-weight-asian="bold" style:font-name-complex="Calibri3" style:font-weight-complex="bold"/>
    </style:style>
    <style:style style:name="T12" style:family="text">
      <style:text-properties fo:font-weight="bold" officeooo:rsid="0027a5a7" style:font-weight-asian="bold" style:font-name-complex="Calibri3" style:font-weight-complex="bold"/>
    </style:style>
    <style:style style:name="T13" style:family="text">
      <style:text-properties fo:font-weight="bold" officeooo:rsid="002ae67f" style:font-weight-asian="bold" style:font-name-complex="Calibri3" style:font-weight-complex="bold"/>
    </style:style>
    <style:style style:name="T14" style:family="text">
      <style:text-properties fo:font-weight="bold" officeooo:rsid="002d7d11" style:font-weight-asian="bold" style:font-name-complex="Calibri3" style:font-weight-complex="bold"/>
    </style:style>
    <style:style style:name="T15" style:family="text">
      <style:text-properties fo:font-weight="bold" officeooo:rsid="002d86b4" style:font-weight-asian="bold" style:font-name-complex="Calibri3" style:font-weight-complex="bold"/>
    </style:style>
    <style:style style:name="T16" style:family="text">
      <style:text-properties fo:font-weight="bold" officeooo:rsid="003485e4" style:font-weight-asian="bold" style:font-name-complex="Calibri3" style:font-weight-complex="bold"/>
    </style:style>
    <style:style style:name="T17" style:family="text">
      <style:text-properties fo:font-weight="bold" officeooo:rsid="003ab1f1" style:font-weight-asian="bold" style:font-name-complex="Calibri3" style:font-weight-complex="bold"/>
    </style:style>
    <style:style style:name="T18" style:family="text">
      <style:text-properties fo:font-weight="bold" officeooo:rsid="0032e674" style:font-weight-asian="bold" style:font-name-complex="Calibri3" style:font-weight-complex="bold"/>
    </style:style>
    <style:style style:name="T19" style:family="text">
      <style:text-properties fo:font-weight="bold" officeooo:rsid="003ce255" style:font-weight-asian="bold" style:font-name-complex="Calibri3" style:font-weight-complex="bold"/>
    </style:style>
    <style:style style:name="T20" style:family="text">
      <style:text-properties officeooo:rsid="001c0e55" style:font-name-complex="Calibri3"/>
    </style:style>
    <style:style style:name="T21" style:family="text">
      <style:text-properties officeooo:rsid="001ce993" style:font-name-complex="Calibri3"/>
    </style:style>
    <style:style style:name="T22" style:family="text">
      <style:text-properties officeooo:rsid="001daeaa" style:font-name-complex="Calibri3"/>
    </style:style>
    <style:style style:name="T23" style:family="text">
      <style:text-properties officeooo:rsid="001fa778" style:font-name-complex="Calibri3"/>
    </style:style>
    <style:style style:name="T24" style:family="text">
      <style:text-properties officeooo:rsid="002119fd" style:font-name-complex="Calibri3"/>
    </style:style>
    <style:style style:name="T25" style:family="text">
      <style:text-properties officeooo:rsid="00229648" style:font-name-complex="Calibri3"/>
    </style:style>
    <style:style style:name="T26" style:family="text">
      <style:text-properties officeooo:rsid="00247697" style:font-name-complex="Calibri3"/>
    </style:style>
    <style:style style:name="T27" style:family="text">
      <style:text-properties officeooo:rsid="0026a3f2" style:font-name-complex="Calibri3"/>
    </style:style>
    <style:style style:name="T28" style:family="text">
      <style:text-properties officeooo:rsid="0027a5a7" style:font-name-complex="Calibri3"/>
    </style:style>
    <style:style style:name="T29" style:family="text">
      <style:text-properties officeooo:rsid="00294f92" style:font-name-complex="Calibri3"/>
    </style:style>
    <style:style style:name="T30" style:family="text">
      <style:text-properties officeooo:rsid="002ae67f" style:font-name-complex="Calibri3"/>
    </style:style>
    <style:style style:name="T31" style:family="text">
      <style:text-properties officeooo:rsid="002beb41" style:font-name-complex="Calibri3"/>
    </style:style>
    <style:style style:name="T32" style:family="text">
      <style:text-properties officeooo:rsid="002d7d11" style:font-name-complex="Calibri3"/>
    </style:style>
    <style:style style:name="T33" style:family="text">
      <style:text-properties officeooo:rsid="002f35e1" style:font-name-complex="Calibri3"/>
    </style:style>
    <style:style style:name="T34" style:family="text">
      <style:text-properties officeooo:rsid="003016f3" style:font-name-complex="Calibri3"/>
    </style:style>
    <style:style style:name="T35" style:family="text">
      <style:text-properties officeooo:rsid="0031eab8" style:font-name-complex="Calibri3"/>
    </style:style>
    <style:style style:name="T36" style:family="text">
      <style:text-properties officeooo:rsid="0032e674" style:font-name-complex="Calibri3"/>
    </style:style>
    <style:style style:name="T37" style:family="text">
      <style:text-properties officeooo:rsid="003485e4" style:font-name-complex="Calibri3"/>
    </style:style>
    <style:style style:name="T38" style:family="text">
      <style:text-properties officeooo:rsid="0037d610" style:font-name-complex="Calibri3"/>
    </style:style>
    <style:style style:name="T39" style:family="text">
      <style:text-properties officeooo:rsid="003ab1f1" style:font-name-complex="Calibri3"/>
    </style:style>
    <style:style style:name="T40" style:family="text">
      <style:text-properties fo:font-size="11pt" officeooo:rsid="001c0e55" style:font-size-asian="11pt" style:font-name-complex="Calibri3" style:font-size-complex="11pt"/>
    </style:style>
    <style:style style:name="T41" style:family="text">
      <style:text-properties fo:font-size="11pt" officeooo:rsid="002b4d68" style:font-size-asian="11pt" style:font-name-complex="Calibri3" style:font-size-complex="11pt"/>
    </style:style>
    <style:style style:name="T42" style:family="text">
      <style:text-properties fo:font-size="11pt" officeooo:rsid="003485e4" style:font-size-asian="11pt" style:font-name-complex="Calibri3" style:font-size-complex="11pt"/>
    </style:style>
    <style:style style:name="T43" style:family="text">
      <style:text-properties fo:font-size="11pt" officeooo:rsid="0037d610" style:font-size-asian="11pt" style:font-name-complex="Calibri3" style:font-size-complex="11pt"/>
    </style:style>
    <style:style style:name="T44" style:family="text">
      <style:text-properties fo:font-size="11pt" officeooo:rsid="003ab1f1" style:font-size-asian="11pt" style:font-name-complex="Calibri3" style:font-size-complex="11pt"/>
    </style:style>
    <style:style style:name="T45" style:family="text">
      <style:text-properties fo:font-size="11pt" fo:font-weight="bold" officeooo:rsid="001c0e55" style:font-size-asian="11pt" style:font-weight-asian="bold" style:font-name-complex="Calibri3" style:font-size-complex="11pt" style:font-weight-complex="bold"/>
    </style:style>
    <style:style style:name="T46" style:family="text">
      <style:text-properties fo:font-size="11pt" fo:font-weight="bold" officeooo:rsid="0037d610" style:font-size-asian="11pt" style:font-weight-asian="bold" style:font-name-complex="Calibri3" style:font-size-complex="11pt" style:font-weight-complex="bold"/>
    </style:style>
    <style:style style:name="T47" style:family="text">
      <style:text-properties officeooo:rsid="004097da"/>
    </style:style>
    <style:style style:name="T48" style:family="text">
      <style:text-properties style:font-name="Calibri2" officeooo:rsid="004097da" style:font-name-asian="Times New Roman1" style:font-name-complex="Times New Roman1"/>
    </style:style>
    <style:style style:name="T49" style:family="text">
      <style:text-properties officeooo:rsid="004097da" style:font-name-asian="Times New Roman1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8430246" text:style-name="WWNum2">
        <text:list-item>
          <text:p text:style-name="P2"><text:span text:style-name="T40">Construir un proyecto de tipo </text:span><text:span text:style-name="T45">Aplicación Java con interfaz gráfico Swing</text:span><text:span text:style-name="T40"> llamado </text:span><text:span text:style-name="T45">VentanaCentrada</text:span><text:span text:style-name="T40"> que muestre una ventana centrada en pantalla de </text:span><text:span text:style-name="T41">300</text:span><text:span text:style-name="T40"> p</text:span><text:span text:style-name="T42">í</text:span><text:span text:style-name="T40">xeles de ancho por </text:span><text:span text:style-name="T41">200</text:span><text:span text:style-name="T40"> </text:span><text:span text:style-name="T43">píxeles</text:span><text:span text:style-name="T40"> de alto.</text:span></text:p>
        </text:list-item>
        <text:list-item>
          <text:p text:style-name="P3"><text:span text:style-name="T40">Construir un proyecto de tipo </text:span><text:span text:style-name="T45">Aplicación Java con interfaz gráfico Swing</text:span><text:span text:style-name="T40"> llamado </text:span><text:span text:style-name="T46">ArrastreVentana</text:span><text:span text:style-name="T40"> que muestre una ventana </text:span><text:span text:style-name="T43">con fondo lila,</text:span><text:span text:style-name="T40"> </text:span><text:span text:style-name="T43">sin decoración, </text:span><text:span text:style-name="T40">centrada en pantalla, de </text:span><text:span text:style-name="T43">tamaño fijo en</text:span><text:span text:style-name="T40"> </text:span><text:span text:style-name="T44">3</text:span><text:span text:style-name="T43">00</text:span><text:span text:style-name="T40"> p</text:span><text:span text:style-name="T42">í</text:span><text:span text:style-name="T40">xeles de ancho por </text:span><text:span text:style-name="T43">2</text:span><text:span text:style-name="T41">00</text:span><text:span text:style-name="T40"> </text:span><text:span text:style-name="T43">píxeles</text:span><text:span text:style-name="T40"> de alto</text:span><text:span text:style-name="T43">. La ventana podrá arrastrarse por la pantalla. Para cerrar el programa se pulsará la tecla "</text:span><text:span text:style-name="T46">ESC</text:span><text:span text:style-name="T43">".</text:span></text:p>
        </text:list-item>
        <text:list-item>
          <text:p text:style-name="P11"><text:span text:style-name="T20">Construir un proyecto de tipo </text:span><text:span text:style-name="T6">Aplicación Java con interfaz gráfico Swing</text:span><text:span text:style-name="T20"> llamado </text:span><text:span text:style-name="T6">EtiquetaCentrada</text:span><text:span text:style-name="T20"> que muestre una ventana centrada en pantalla de 300 </text:span><text:span text:style-name="T37">píxeles</text:span><text:span text:style-name="T20"> de ancho por 200 </text:span><text:span text:style-name="T38">píxeles</text:span><text:span text:style-name="T20"> de alto, en la que aparezca centrado tanto horizontalmente como verticalmente el texto </text:span><text:span text:style-name="T39">"</text:span><text:span text:style-name="T6">EN VENTA</text:span><text:span text:style-name="T39">"</text:span><text:span text:style-name="T20"> con la fuente </text:span><text:span text:style-name="T6">Calibri</text:span><text:span text:style-name="T20"> </text:span><text:span text:style-name="T32">de </text:span><text:span text:style-name="T20">tamaño </text:span><text:span text:style-name="T15">8</text:span><text:span text:style-name="T6">0 </text:span><text:span text:style-name="T32">en </text:span><text:span text:style-name="T14">negrita</text:span><text:span text:style-name="T32"> </text:span><text:span text:style-name="T20">y color </text:span><text:span text:style-name="T6">Blanco</text:span><text:span text:style-name="T20"> sobre fondo </text:span><text:span text:style-name="T15">Azul</text:span><text:span text:style-name="T20">.</text:span></text:p>
        </text:list-item>
        <text:list-item>
          <text:p text:style-name="P4"><text:span text:style-name="T20">Construir un proyecto de tipo Aplicación Java con interfaz gráfico Swing llamado </text:span><text:span text:style-name="T6">BotonCentrado</text:span><text:span text:style-name="T20"> que muestre una ventana centrada en pantalla, de 300 </text:span><text:span text:style-name="T37">píxeles</text:span><text:span text:style-name="T20"> de ancho por 200 </text:span><text:span text:style-name="T38">píxeles</text:span><text:span text:style-name="T20"> de alto, en la que aparezca el texto </text:span><text:span text:style-name="T31">"Aceptar"</text:span><text:span text:style-name="T20"> </text:span><text:span text:style-name="T21">y que al ser activado cierre el programa</text:span><text:span text:style-name="T20">.</text:span></text:p>
        </text:list-item>
        <text:list-item>
          <text:p text:style-name="P5"><text:span text:style-name="T20">Construir un proyecto de tipo Aplicación Java con interfaz gráfico Swing llamado </text:span><text:span text:style-name="T7">CampoTexto</text:span><text:span text:style-name="T6">Centrado</text:span><text:span text:style-name="T20"> que muestre una ventana centrada en pantalla, de 300 </text:span><text:span text:style-name="T37">píxeles</text:span><text:span text:style-name="T20"> de ancho por 200 </text:span><text:span text:style-name="T38">píxeles</text:span><text:span text:style-name="T20"> de alto, <text:s/>en la que aparezca </text:span><text:span text:style-name="T22">un campo de</text:span><text:span text:style-name="T20"> texto </text:span><text:span text:style-name="T34">donde</text:span><text:span text:style-name="T23"> al entrar las palabras</text:span><text:span text:style-name="T39">: </text:span><text:span text:style-name="T17">[BLANCO, NEGRO, ROJO, VERDE o AZUL]</text:span><text:span text:style-name="T39">, </text:span><text:span text:style-name="T33">en cualquier combinación de mayúsculas o minúsculas, </text:span><text:span text:style-name="T23">el fondo de l</text:span><text:span text:style-name="T33">a</text:span><text:span text:style-name="T23"> </text:span><text:span text:style-name="T33">ventana </text:span><text:span text:style-name="T23">se ponga de ese color. </text:span><text:span text:style-name="T34">Con cualquier otra entrada la ventana se pondrá del color predeterminado</text:span><text:span text:style-name="T20">. </text:span></text:p>
        </text:list-item>
        <text:list-item>
          <text:p text:style-name="P6"><text:span text:style-name="T20">Construir un proyecto de tipo Aplicación Java con interfaz gráfico Swing llamado </text:span><text:span text:style-name="T8">CalcularNIF</text:span><text:span text:style-name="T20"> que </text:span><text:span text:style-name="T23">permita obtener </text:span><text:span text:style-name="T27">y mostrar la </text:span><text:span text:style-name="T23">letra del NIF a partir del número de DNI. Ante un valor no válido o un número de DNI está fuera del rango de 8 dígitos significativos se mostrará un asterisco</text:span><text:span text:style-name="T20">.</text:span></text:p>
        </text:list-item>
        <text:list-item>
          <text:p text:style-name="P7"><text:span text:style-name="T20">Construir un proyecto de tipo Aplicación Java con interfaz gráfico Swing llamado </text:span><text:span text:style-name="T9">ConvertirDolarEuro</text:span><text:span text:style-name="T20"> que </text:span><text:span text:style-name="T23">permita </text:span><text:span text:style-name="T24">obtener la equivalencia de Euros a Dólares de EEUU y viceversa, entrando el tipo vigente en ese momento. </text:span><text:span text:style-name="T35">A los efectos de este ejercicio </text:span><text:span text:style-name="T24">se considerará que un Euro se cambia por 1.32 Dólares </text:span><text:span text:style-name="T35">USA</text:span><text:span text:style-name="T24">. Las cantidades se expresarán con </text:span><text:span text:style-name="T27">2</text:span><text:span text:style-name="T24"> decimales de precisión. </text:span><text:span text:style-name="T36">Si en un campo se introduce un texto que no se puede convertir en el campo opuesto aparecerá "</text:span><text:span text:style-name="T18">???</text:span><text:span text:style-name="T36">".</text:span></text:p>
        </text:list-item>
        <text:list-item>
          <text:p text:style-name="P7"><text:span text:style-name="T20">Construir un proyecto de tipo Aplicación Java con interfaz gráfico Swing llamado </text:span><text:span text:style-name="T9">SimularLogin</text:span><text:span text:style-name="T20"> que </text:span><text:span text:style-name="T23">permita </text:span><text:span text:style-name="T24">realizar el proceso de identificación a través de un nombre de usuario y su contraseña. Los valores de referencia se obtendrán de un archivo llamado </text:span><text:span text:style-name="T9">password.txt</text:span><text:span text:style-name="T24"> que contendrá en cada linea el nombre y la contraseña separados por una coma. Pueden haber tantas lineas nombre/contraseña como se desee.</text:span></text:p>
        </text:list-item>
        <text:list-item>
          <text:p text:style-name="P7"><text:span text:style-name="T20">Construir un proyecto de tipo Aplicación Java con interfaz gráfico Swing llamado </text:span><text:span text:style-name="T10">RespuestaEncuesta</text:span><text:span text:style-name="T20"> que </text:span><text:span text:style-name="T23">permita </text:span><text:span text:style-name="T25">recoger la respuesta a una pregunta a través de 3 botones de exclusión. Las respuestas posibles son </text:span><text:span text:style-name="T10">[SI, NO </text:span><text:span text:style-name="T19">y </text:span><text:span text:style-name="T10">N</text:span><text:span text:style-name="T19">S</text:span><text:span text:style-name="T10">/</text:span><text:span text:style-name="T19">N</text:span><text:span text:style-name="T10">C]</text:span><text:span text:style-name="T25">. Se elegirá un icono para cada respuesta de forma que ante cada selección aparecerá el icono correspondiente. Inicialmente estará seleccionado la respuesta [</text:span><text:span text:style-name="T10">N</text:span><text:span text:style-name="T19">S</text:span><text:span text:style-name="T10">/</text:span><text:span text:style-name="T19">N</text:span><text:span text:style-name="T10">C</text:span><text:span text:style-name="T25">].</text:span></text:p>
        </text:list-item>
        <text:list-item>
          <text:p text:style-name="P8"><text:span text:style-name="T20">Construir un proyecto de tipo Aplicación Java con interfaz gráfico Swing llamado </text:span><text:span text:style-name="T10">SeleccionEstilo</text:span><text:span text:style-name="T20"> que </text:span><text:span text:style-name="T23">permita </text:span><text:span text:style-name="T25">establecer el estilo del texto de una etiqueta, que contenga el texto “</text:span><text:span text:style-name="T12">Texto de prueba</text:span><text:span text:style-name="T25">”, a través del uso de casillas de verificación, una para negrita y otra para cursiva. Inicialmente el texto estará sin negrita y sin cursiva.</text:span></text:p>
        </text:list-item>
        <text:list-item>
          <text:p text:style-name="P8"><text:span text:style-name="T20">Construir un proyecto de tipo Aplicación Java con interfaz gráfico Swing llamado </text:span><text:span text:style-name="T10">Seleccion</text:span><text:span text:style-name="T12">Talla</text:span><text:span text:style-name="T20"> que </text:span><text:span text:style-name="T23">permita </text:span><text:span text:style-name="T25">establecer el tamaño de</text:span><text:span text:style-name="T26">l</text:span><text:span text:style-name="T25"> texto de una etiqueta, que contenga el texto “</text:span><text:span text:style-name="T12">Texto de prueba</text:span><text:span text:style-name="T25">”, a través del uso de un deslizador </text:span><text:span text:style-name="T29">y un cambiador</text:span><text:span text:style-name="T25">. Inicialmente la fuente tendrá un tamaño de </text:span><text:span text:style-name="T29">4</text:span><text:span text:style-name="T25">0 puntos. </text:span><text:span text:style-name="T29">Se </text:span><text:span text:style-name="T25">permitirá cambiar el tamaño entre 0 y </text:span><text:span text:style-name="T29">100</text:span><text:span text:style-name="T25"> puntos.</text:span></text:p>
        </text:list-item>
        <text:list-item>
          <text:p text:style-name="P9"><text:soft-page-break/><text:span text:style-name="T20">Construir un proyecto de tipo Aplicación Java con interfaz gráfico Swing llamado </text:span><text:span text:style-name="T10">Seleccion</text:span><text:span text:style-name="T11">Fuente</text:span><text:span text:style-name="T20"> que </text:span><text:span text:style-name="T23">permita </text:span><text:span text:style-name="T25">establecer el </text:span><text:span text:style-name="T26">tipo de letra </text:span><text:span text:style-name="T25">de</text:span><text:span text:style-name="T26">l</text:span><text:span text:style-name="T25"> texto de una etiqueta, que contenga el texto “</text:span><text:span text:style-name="T12">Texto de prueba</text:span><text:span text:style-name="T25">”, a través del uso de un</text:span><text:span text:style-name="T26">a lista desplegable que contenga las fuentes registradas en el sistema</text:span><text:span text:style-name="T25">. </text:span><text:span text:style-name="T26">Inicialmente se establecerá la </text:span><text:span text:style-name="T28">familia de fuentes</text:span><text:span text:style-name="T26"> “</text:span><text:span text:style-name="T12">Calibri</text:span><text:span text:style-name="T28">”</text:span><text:span text:style-name="T26">.</text:span></text:p>
        </text:list-item>
        <text:list-item>
          <text:p text:style-name="P10"><text:span text:style-name="T20">Construir un proyecto de tipo Aplicación Java con interfaz gráfico Swing llamado </text:span><text:span text:style-name="T16">SuscripcionContenidos</text:span><text:span text:style-name="T20"> que </text:span><text:span text:style-name="T23">permita </text:span><text:span text:style-name="T16">suscribir al usuario</text:span><text:span text:style-name="T37"> en una </text:span><text:span text:style-name="T16">Lista de Distribución de Contenidos</text:span><text:span text:style-name="T37">.</text:span><text:span text:style-name="T28"> </text:span><text:span text:style-name="T37">El fichero se llamará </text:span><text:span text:style-name="T16">"email.txt"</text:span><text:span text:style-name="T26">.</text:span></text:p>
        </text:list-item>
        <text:list-item>
          <text:p text:style-name="P12"><text:span text:style-name="T20">Construir un proyecto de tipo Aplicación Java con interfaz gráfico Swing llamado </text:span><text:span text:style-name="T13">EjecucionUnica</text:span><text:span text:style-name="T20"> que muestre una ventana centrada en pantalla de 300 </text:span><text:span text:style-name="T38">píxeles</text:span><text:span text:style-name="T20"> de ancho por 200 </text:span><text:span text:style-name="T38">píxeles</text:span><text:span text:style-name="T20"> de alto, </text:span><text:span text:style-name="T30">y que tenga la capacidad de ejecutar una única instancia del progra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4097da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font-name="Calibri2" officeooo:rsid="004097da" style:font-name-asian="Times New Roman1" style:font-name-complex="Times New Roman1"/>
    </style:style>
    <style:style style:name="MT5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Swing [ Manual ]</text:span></text:span></text:p>
      </style:header>
      <style:footer>
        <text:p text:style-name="MP2"><text:span text:style-name="MT4">©</text:span><text:span text:style-name="MT5"> 2017 – José A. Pacheco Ondoño<text:tab/><text:tab/></text:span>Página 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22</meta:editing-cycles>
    <meta:print-date>2011-12-14T00:29:00</meta:print-date>
    <meta:creation-date>2011-12-13T22:25:00</meta:creation-date>
    <dc:date>2017-05-11T15:03:56.107000000</dc:date>
    <meta:editing-duration>PT1H51M6S</meta:editing-duration>
    <meta:generator>LibreOffice/5.3.2.2$Windows_X86_64 LibreOffice_project/6cd4f1ef626f15116896b1d8e1398b56da0d0ee1</meta:generator>
    <dc:title>Java 8 | Netbeans 8.2 | Swing [ Manual ] - Ejercicios</dc:title>
    <meta:document-statistic meta:table-count="0" meta:image-count="0" meta:object-count="0" meta:page-count="2" meta:paragraph-count="16" meta:word-count="792" meta:character-count="4830" meta:non-whitespace-character-count="4063"/>
    <meta:user-defined meta:name="AppVersion">14.0000</meta:user-defined>
    <meta:user-defined meta:name="Company">José A. Pacheco Ondoñ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